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Lucida Sans1" svg:font-family="'Lucida Sans'"/>
    <style:font-face style:name="OpenSymbol" svg:font-family="OpenSymbol"/>
    <style:font-face style:name="TimesNewRomanPSMT" svg:font-family="TimesNewRomanPSMT" style:font-family-generic="roma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fo:font-weight="normal" style:font-weight-asian="normal" style:font-weight-complex="normal"/>
    </style:style>
    <style:style style:name="P3" style:family="paragraph" style:parent-style-name="Heading_20_2">
      <style:text-properties fo:language="en" fo:country="US"/>
    </style:style>
    <style:style style:name="P4" style:family="paragraph" style:parent-style-name="Heading_20_2">
      <style:text-properties fo:font-size="12pt" fo:language="en" fo:country="US" style:font-size-asian="12pt" style:font-size-complex="12pt"/>
    </style:style>
    <style:style style:name="P5" style:family="paragraph" style:parent-style-name="Standard" style:list-style-name="WWNum14">
      <style:text-properties fo:language="en" fo:country="US"/>
    </style:style>
    <style:style style:name="P6" style:family="paragraph" style:parent-style-name="Standard" style:list-style-name="L1">
      <style:text-properties fo:language="en" fo:country="US"/>
    </style:style>
    <style:style style:name="P7" style:family="paragraph" style:parent-style-name="Standard" style:list-style-name="L1">
      <style:paragraph-properties fo:text-align="justify" style:justify-single-word="false"/>
      <style:text-properties fo:language="en" fo:country="US"/>
    </style:style>
    <style:style style:name="P8" style:family="paragraph" style:parent-style-name="Standard" style:list-style-name="L2">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9" style:family="paragraph" style:parent-style-name="Standard" style:list-style-name="L2"/>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color="#000000" style:font-name="TimesNewRomanPSMT" fo:font-size="12pt" style:font-name-asian="TimesNewRomanPSMT" style:font-size-asian="12pt" style:font-name-complex="TimesNewRomanPSMT" style:font-size-complex="12pt"/>
    </style:style>
    <style:style style:name="T4" style:family="text">
      <style:text-properties fo:color="#000000" style:font-name="TimesNewRomanPSMT" fo:font-size="12pt" fo:font-weight="bold" style:font-name-asian="TimesNewRomanPSMT" style:font-size-asian="12pt" style:font-weight-asian="bold" style:font-name-complex="TimesNewRomanPSMT" style:font-size-complex="12pt" style:font-weight-complex="bold"/>
    </style:style>
    <style:style style:name="T5" style:family="text">
      <style:text-properties fo:color="#000000" style:font-name="TimesNewRomanPSMT" fo:font-size="12pt" fo:font-weight="normal" style:font-name-asian="TimesNewRomanPSMT" style:font-size-asian="12pt" style:font-weight-asian="normal" style:font-name-complex="TimesNewRomanPSMT" style:font-size-complex="12pt" style:font-weight-complex="normal"/>
    </style:style>
    <style:style style:name="T6" style:family="text">
      <style:text-properties fo:color="#000000" style:font-name="TimesNewRomanPSMT" fo:font-size="12pt" fo:language="en" fo:country="US" fo:font-weight="normal" style:font-name-asian="TimesNewRomanPSMT" style:font-size-asian="12pt" style:font-weight-asian="normal" style:font-name-complex="TimesNewRomanPSMT" style:font-size-complex="12pt" style:font-weight-complex="normal"/>
    </style:style>
    <style:style style:name="T7" style:family="text">
      <style:text-properties fo:language="en" fo:country="U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2">Running the Client</text:h>
      <text:p text:style-name="P2">Before running the client, make sure that the server is running (see above).</text:p>
      <text:list xml:id="list1262641076355553011" text:style-name="WWNum14">
        <text:list-item>
          <text:p text:style-name="P5">Go to the &lt;CLIENT&gt; directory.</text:p>
        </text:list-item>
        <text:list-item>
          <text:p text:style-name="P5">Run the BW4TClient.bat file (Windows) or BW4TClient.sh.command (OSX) in the environments folder to create agents.</text:p>
        </text:list-item>
      </text:list>
      <text:p text:style-name="P1"/>
      <text:h text:style-name="P4" text:outline-level="2">Advanced run settings (Client)</text:h>
      <text:p text:style-name="P1">The following default settings for the client can be changed.</text:p>
      <text:p text:style-name="P1"/>
      <text:list xml:id="list1880791448426925976" text:style-name="L1">
        <text:list-item>
          <text:p text:style-name="P6">Serverip: the ip address that the server listens on (default: localhost).</text:p>
        </text:list-item>
        <text:list-item>
          <text:p text:style-name="P6">Serverport: the port that the server listens on (default:8000).</text:p>
        </text:list-item>
        <text:list-item>
          <text:p text:style-name="P7">Agentcount : the amount of agents (also specified in the launchpolicy section, see below), that the client should load. If the agentcount is higher than the amount of entities in the map then they won’t be loaded. (default: 0).</text:p>
        </text:list-item>
        <text:list-item>
          <text:p text:style-name="P7">Humancount: the amount of human players that should be loaded. If the humancount is higher than the amount of entities in the map then they won’t be loaded. (default: 0).</text:p>
        </text:list-item>
        <text:list-item>
          <text:p text:style-name="P7">Clientip : the ip address that the client listens on (default: localhost).</text:p>
        </text:list-item>
        <text:list-item>
          <text:p text:style-name="P7">Clientport : the port that the client listens on (default: 2000).</text:p>
        </text:list-item>
        <text:list-item>
          <text:p text:style-name="P7">Launchgui: whether to launch a separate GUI for each bot (controlled by an agent or human) can be set to true or false. This GUI shows the environment from the perspective of the bot. (default:false).</text:p>
        </text:list-item>
      </text:list>
      <text:p text:style-name="P1"/>
      <text:p text:style-name="P1">To change these settings, type <text:span text:style-name="T1">-setting value </text:span><text:span text:style-name="T2">in the command line, e.g. </text:span><text:span text:style-name="T1">-serverip localhost</text:span><text:span text:style-name="T2">, or </text:span><text:span text:style-name="T1">-agentcount 3</text:span><text:span text:style-name="T2"> </text:span></text:p>
      <text:p text:style-name="P1"/>
      <text:h text:style-name="Heading_20_2" text:outline-level="2">Running different agent classes</text:h>
      <text:p text:style-name="Standard">To run different agents, each having a different class, you need to start up two separate clients in the <text:s/>launch script. Do this as follows</text:p>
      <text:list xml:id="list7088458107278584406" text:style-name="L2">
        <text:list-item>
          <text:p text:style-name="P8"><text:span text:style-name="T5">Go to the &lt;</text:span><text:span text:style-name="T6">CLIENT</text:span><text:span text:style-name="T5">&gt; directory </text:span></text:p>
        </text:list-item>
        <text:list-item>
          <text:p text:style-name="P8"><text:span text:style-name="T5">copy the startup script (</text:span><text:span text:style-name="T6">BW4TClient</text:span><text:span text:style-name="T4">.**</text:span><text:span text:style-name="T5">) to a file script2.**.</text:span></text:p>
        </text:list-item>
        <text:list-item>
          <text:p text:style-name="P8"><text:span text:style-name="T5">Open script2.** in a text editor.</text:span></text:p>
        </text:list-item>
        <text:list-item>
          <text:p text:style-name="P8"><text:span text:style-name="T5">Change the agentclass in the second script to use your other agent class</text:span></text:p>
        </text:list-item>
        <text:list-item>
          <text:p text:style-name="P9">Check that the agentcount in the two startup scripts add up to the available number of entities in the map.</text:p>
        </text:list-item>
        <text:list-item>
          <text:p text:style-name="P9">Run the <text:s/><text:span text:style-name="T7">BW4TClient.** file</text:span></text:p>
        </text:list-item>
        <text:list-item>
          <text:p text:style-name="P9"><text:span text:style-name="T7">Run the script2.** file</text:span></text:p>
        </text:list-item>
      </text:list>
      <text:p text:style-name="Standard"><text:span text:style-name="T7"/></text:p>
      <text:p text:style-name="Standard"><text:span text:style-name="T7">You can make more copies of the startup script to run more different classes.</text:span></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Lucida Sans1" svg:font-family="'Lucida Sans'"/>
    <style:font-face style:name="OpenSymbol" svg:font-family="OpenSymbol"/>
    <style:font-face style:name="TimesNewRomanPSMT" svg:font-family="TimesNewRomanPSMT" style:font-family-generic="roma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mbria" fo:font-size="13pt" fo:font-weight="bold" style:font-size-asian="13pt" style:font-weight-asian="bold" style:font-size-complex="13pt" style:font-weight-complex="bold"/>
    </style:style>
    <style:style style:name="List_20_Paragraph" style:display-name="List Paragraph" style:family="paragraph" style:parent-style-name="Standard" style:default-outline-level="">
      <style:paragraph-properties fo:margin="100%" fo:margin-left="0.5in" fo:margin-right="0in" fo:text-indent="0in"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variable" style:font-charset="x-symbol"/>
      </text:list-level-style-bullet>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5T16:53:44</meta:creation-date>
    <dc:date>2013-11-05T17:15:50</dc:date>
    <meta:editing-duration>PT59M52S</meta:editing-duration>
    <meta:editing-cycles>17</meta:editing-cycles>
    <meta:generator>OpenOffice.org/3.4.1$Unix OpenOffice.org_project/341m1$Build-9593</meta:generator>
    <meta:document-statistic meta:table-count="0" meta:image-count="0" meta:object-count="0" meta:page-count="1" meta:paragraph-count="24" meta:word-count="330" meta:character-count="1925"/>
  </office:meta>
</office:document-meta>
</file>